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roman" style:font-pitch="variable"/>
    <style:font-face style:name="Noto Sans CJK SC3" svg:font-family="'Noto Sans CJK SC'" style:font-family-generic="swiss" style:font-pitch="variable"/>
    <style:font-face style:name="Ubuntu" svg:font-family="Ubuntu" style:font-pitch="variable"/>
    <style:font-face style:name="Ubuntu1" svg:font-family="Ubuntu"/>
  </office:font-face-decls>
  <office:automatic-styles>
    <style:style style:name="dp1" style:family="drawing-page"/>
    <style:style style:name="gr1" style:family="graphic" style:parent-style-name="standard">
      <style:graphic-properties svg:stroke-color="#0f52ba" draw:fill-color="#5cf5f7" draw:textarea-horizontal-align="justify" draw:textarea-vertical-align="middle" draw:auto-grow-height="false" fo:min-height="0.75cm" fo:min-width="0.5cm"/>
      <style:paragraph-properties style:writing-mode="lr-tb"/>
    </style:style>
    <style:style style:name="gr2" style:family="graphic" style:parent-style-name="standard">
      <style:graphic-properties svg:stroke-color="#0f52ba" draw:fill-color="#5cf5f7" draw:textarea-horizontal-align="justify" draw:textarea-vertical-align="middle" draw:auto-grow-height="false" fo:min-height="0.855cm" fo:min-width="0.572cm"/>
      <style:paragraph-properties style:writing-mode="lr-tb"/>
    </style:style>
    <style:style style:name="gr3" style:family="graphic" style:parent-style-name="standard">
      <style:graphic-properties svg:stroke-color="#0f52ba" draw:fill-color="#5cf5f7" draw:textarea-horizontal-align="justify" draw:textarea-vertical-align="middle" draw:auto-grow-height="false" fo:min-height="0.75cm" fo:min-width="5cm"/>
      <style:paragraph-properties style:writing-mode="lr-tb"/>
    </style:style>
    <style:style style:name="gr4" style:family="graphic" style:parent-style-name="objectwithoutfill">
      <style:graphic-properties svg:stroke-color="#0f52ba" draw:marker-end="Arrow" draw:marker-end-width="0.3cm" draw:fill="solid" draw:fill-color="#5cf5f7" draw:textarea-vertical-align="middle"/>
    </style:style>
    <style:style style:name="gr5" style:family="graphic" style:parent-style-name="standard">
      <style:graphic-properties svg:stroke-color="#0f52ba" draw:fill-color="#5cf5f7" draw:textarea-horizontal-align="justify" draw:textarea-vertical-align="middle" draw:auto-grow-height="false" fo:min-height="0.855cm" fo:min-width="1.645cm"/>
      <style:paragraph-properties style:writing-mode="lr-tb"/>
    </style:style>
    <style:style style:name="gr6" style:family="graphic" style:parent-style-name="standard">
      <style:graphic-properties svg:stroke-color="#0f52ba" draw:fill-color="#5cf5f7" draw:textarea-horizontal-align="justify" draw:textarea-vertical-align="middle" draw:auto-grow-height="false" fo:min-height="0.75cm" fo:min-width="1.5cm"/>
      <style:paragraph-properties style:writing-mode="lr-tb"/>
    </style:style>
    <style:style style:name="gr7" style:family="graphic" style:parent-style-name="standard" style:list-style-name="L1">
      <style:graphic-properties svg:stroke-color="#0f52ba" draw:fill-color="#ffffff" draw:textarea-horizontal-align="justify" draw:textarea-vertical-align="middle" draw:auto-grow-height="false" fo:min-height="3.663cm" fo:min-width="5.063cm"/>
      <style:paragraph-properties style:writing-mode="lr-tb"/>
    </style:style>
    <style:style style:name="gr8" style:family="graphic" style:parent-style-name="standard" style:list-style-name="L1">
      <style:graphic-properties svg:stroke-color="#0f52ba" draw:fill-color="#ffffff" draw:textarea-horizontal-align="justify" draw:textarea-vertical-align="middle" draw:auto-grow-height="false" fo:min-height="0.623cm" fo:min-width="8.90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952cm" fo:min-width="0.663cm"/>
    </style:style>
    <style:style style:name="gr10" style:family="graphic" style:parent-style-name="standard">
      <style:graphic-properties draw:stroke="solid" svg:stroke-color="#bc660b" draw:fill-color="#f8d2aa" draw:textarea-horizontal-align="justify" draw:textarea-vertical-align="middle" draw:auto-grow-height="false" fo:min-height="3.668cm" fo:min-width="9.287cm"/>
    </style:style>
    <style:style style:name="gr11" style:family="graphic" style:parent-style-name="standard">
      <style:graphic-properties svg:stroke-color="#468a1a" draw:fill-color="#a2f2e3" draw:textarea-horizontal-align="justify" draw:textarea-vertical-align="middle" draw:auto-grow-height="false" fo:min-height="3.23cm" fo:min-width="8.849cm"/>
    </style:style>
    <style:style style:name="gr12" style:family="graphic" style:parent-style-name="standard">
      <style:graphic-properties svg:stroke-color="#468a1a" draw:fill-color="#5cf784" draw:textarea-horizontal-align="justify" draw:textarea-vertical-align="middle" draw:auto-grow-height="false" fo:min-height="0.926cm" fo:min-width="0.639cm"/>
      <style:paragraph-properties style:writing-mode="lr-tb"/>
    </style:style>
    <style:style style:name="gr13" style:family="graphic" style:parent-style-name="standard">
      <style:graphic-properties svg:stroke-color="#468a1a" draw:fill-color="#5cf784" draw:textarea-horizontal-align="justify" draw:textarea-vertical-align="middle" draw:auto-grow-height="false" fo:min-height="0.855cm" fo:min-width="0.572cm"/>
      <style:paragraph-properties style:writing-mode="lr-tb"/>
    </style:style>
    <style:style style:name="gr14" style:family="graphic" style:parent-style-name="standard" style:list-style-name="L1">
      <style:graphic-properties svg:stroke-color="#468a1a" draw:fill-color="#5cf784" draw:textarea-horizontal-align="justify" draw:textarea-vertical-align="middle" draw:auto-grow-height="false" fo:min-height="0.855cm" fo:min-width="4.325cm"/>
      <style:paragraph-properties style:writing-mode="lr-tb"/>
    </style:style>
    <style:style style:name="gr15" style:family="graphic" style:parent-style-name="objectwithoutfill">
      <style:graphic-properties svg:stroke-width="0.053cm" svg:stroke-color="#468a1a" draw:marker-start-width="0.279cm" draw:marker-end="Arrow" draw:marker-end-width="0.379cm" draw:fill="solid" draw:fill-color="#5cf5f7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color="#468a1a" draw:fill-color="#5cf784" draw:textarea-horizontal-align="justify" draw:textarea-vertical-align="middle" draw:auto-grow-height="false" fo:min-height="0.855cm" fo:min-width="2.717cm"/>
      <style:paragraph-properties style:writing-mode="lr-tb"/>
    </style:style>
    <style:style style:name="gr17" style:family="graphic" style:parent-style-name="standard">
      <style:graphic-properties svg:stroke-color="#0f52ba" draw:fill-color="#5cf5f7" draw:textarea-horizontal-align="justify" draw:textarea-vertical-align="middle" draw:auto-grow-height="false" fo:min-height="0.855cm" fo:min-width="2.073cm"/>
      <style:paragraph-properties style:writing-mode="lr-tb"/>
    </style:style>
    <style:style style:name="gr18" style:family="graphic" style:parent-style-name="standard" style:list-style-name="L1">
      <style:graphic-properties svg:stroke-color="#bc660b" draw:fill-color="#fcb66d" draw:textarea-horizontal-align="justify" draw:textarea-vertical-align="middle" draw:auto-grow-height="false" fo:min-height="0.855cm" fo:min-width="4.8cm"/>
      <style:paragraph-properties style:writing-mode="lr-tb"/>
    </style:style>
    <style:style style:name="gr19" style:family="graphic" style:parent-style-name="standard">
      <style:graphic-properties svg:stroke-color="#bc660b" draw:fill-color="#fcb66d" draw:textarea-horizontal-align="justify" draw:textarea-vertical-align="middle" draw:auto-grow-height="false" fo:min-height="0.918cm" fo:min-width="2.181cm"/>
      <style:paragraph-properties style:writing-mode="lr-tb"/>
    </style:style>
    <style:style style:name="gr20" style:family="graphic" style:parent-style-name="objectwithoutfill">
      <style:graphic-properties svg:stroke-width="0.053cm" svg:stroke-color="#bc660b" draw:marker-start-width="0.279cm" draw:marker-end="Arrow" draw:marker-end-width="0.379cm" draw:fill="solid" draw:fill-color="#5cf5f7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svg:stroke-color="#bc660b" draw:fill-color="#fcb66d" draw:textarea-horizontal-align="justify" draw:textarea-vertical-align="middle" draw:auto-grow-height="false" fo:min-height="0.855cm" fo:min-width="0.572cm"/>
      <style:paragraph-properties style:writing-mode="lr-tb"/>
    </style:style>
    <style:style style:name="gr22" style:family="graphic" style:parent-style-name="standard" style:list-style-name="L1">
      <style:graphic-properties svg:stroke-color="#bc660b" draw:fill-color="#f8d2aa" draw:textarea-horizontal-align="justify" draw:textarea-vertical-align="middle" draw:auto-grow-height="false" fo:min-height="4.486cm" fo:min-width="5.16cm"/>
      <style:paragraph-properties style:writing-mode="lr-tb"/>
    </style:style>
    <style:style style:name="gr23" style:family="graphic" style:parent-style-name="standard" style:list-style-name="L1">
      <style:graphic-properties svg:stroke-color="#468a1a" draw:fill-color="#a2f2e3" draw:textarea-horizontal-align="justify" draw:textarea-vertical-align="middle" draw:auto-grow-height="false" fo:min-height="4.171cm" fo:min-width="7.542cm"/>
      <style:paragraph-properties style:writing-mode="lr-tb"/>
    </style:style>
    <style:style style:name="gr24" style:family="graphic" style:parent-style-name="standard">
      <style:graphic-properties draw:stroke="dash" draw:stroke-dash="Dashed_20__28_var_29_" svg:stroke-width="0.081cm" svg:stroke-color="#468a1a" draw:marker-start-width="0.321cm" draw:marker-end-width="0.321cm" draw:fill-color="#ffffff" draw:opacity="0%" draw:textarea-horizontal-align="justify" draw:textarea-vertical-align="middle" draw:auto-grow-height="false" fo:min-height="0.69cm" fo:min-width="0.34cm" fo:padding-top="0.165cm" fo:padding-bottom="0.165cm" fo:padding-left="0.29cm" fo:padding-right="0.29cm"/>
    </style:style>
    <style:style style:name="gr25" style:family="graphic" style:parent-style-name="objectwithoutfill">
      <style:graphic-properties draw:stroke="dash" draw:stroke-dash="Dashed_20__28_var_29_" svg:stroke-width="0.081cm" svg:stroke-color="#468a1a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stroke="dash" draw:stroke-dash="Dashed_20__28_var_29_" svg:stroke-width="0.081cm" svg:stroke-color="#ff0000" draw:marker-start-width="0.321cm" draw:marker-end-width="0.321cm" draw:fill-color="#ffffff" draw:opacity="0%" draw:textarea-horizontal-align="justify" draw:textarea-vertical-align="middle" draw:auto-grow-height="false" fo:min-height="0.59cm" fo:min-width="0.54cm" fo:padding-top="0.165cm" fo:padding-bottom="0.165cm" fo:padding-left="0.29cm" fo:padding-right="0.29cm"/>
    </style:style>
    <style:style style:name="gr27" style:family="graphic" style:parent-style-name="objectwithoutfill">
      <style:graphic-properties draw:stroke="dash" draw:stroke-dash="Dashed_20__28_var_29_" svg:stroke-width="0.081cm" svg:stroke-color="#ff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svg:stroke-color="#e6e905" draw:fill-color="#ffffd7" draw:textarea-horizontal-align="justify" draw:textarea-vertical-align="middle" draw:auto-grow-height="false" fo:min-height="1.188cm" fo:min-width="19.658cm"/>
      <style:paragraph-properties style:writing-mode="lr-tb"/>
    </style:style>
    <style:style style:name="gr29" style:family="graphic" style:parent-style-name="standard">
      <style:graphic-properties svg:stroke-color="#e8a202" draw:fill-color="#fff5ce" draw:textarea-horizontal-align="justify" draw:textarea-vertical-align="middle" draw:auto-grow-height="false" fo:min-height="1.188cm" fo:min-width="19.659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cm" fo:min-width="0.438cm"/>
    </style:style>
    <style:style style:name="gr31" style:family="graphic" style:parent-style-name="standard">
      <style:graphic-properties draw:textarea-horizontal-align="justify" draw:textarea-vertical-align="middle" draw:auto-grow-height="false" fo:min-height="0cm" fo:min-width="0.626cm"/>
    </style:style>
    <style:style style:name="gr32" style:family="graphic" style:parent-style-name="standard">
      <style:graphic-properties draw:textarea-horizontal-align="justify" draw:textarea-vertical-align="middle" draw:auto-grow-height="false" fo:min-height="0cm" fo:min-width="3.138cm"/>
    </style:style>
    <style:style style:name="gr33" style:family="graphic" style:parent-style-name="objectwithoutfill">
      <style:graphic-properties svg:stroke-width="0.212cm" svg:stroke-color="#729fcf" draw:marker-start-width="0.518cm" draw:marker-end="" draw:marker-end-width="0.518cm" draw:fill="solid" draw:textarea-vertical-align="middle" draw:auto-grow-height="false" fo:min-width="2.65cm" fo:padding-top="0.231cm" fo:padding-bottom="0.231cm" fo:padding-left="0.356cm" fo:padding-right="0.356cm"/>
    </style:style>
    <style:style style:name="gr34" style:family="graphic" style:parent-style-name="standard">
      <style:graphic-properties draw:textarea-horizontal-align="justify" draw:textarea-vertical-align="middle" draw:auto-grow-height="false" fo:min-height="0cm" fo:min-width="4.349cm"/>
    </style:style>
    <style:style style:name="gr35" style:family="graphic" style:parent-style-name="standard">
      <style:graphic-properties draw:stroke="dash" draw:stroke-dash="Dashed_20__28_var_29_" svg:stroke-width="0.081cm" svg:stroke-color="#468a1a" draw:marker-start-width="0.321cm" draw:marker-end-width="0.321cm" draw:fill-color="#ffffff" draw:opacity="0%" draw:textarea-horizontal-align="justify" draw:textarea-vertical-align="middle" draw:auto-grow-height="false" fo:min-height="0.808cm" fo:min-width="0.405cm" fo:padding-top="0.165cm" fo:padding-bottom="0.165cm" fo:padding-left="0.29cm" fo:padding-right="0.29cm"/>
    </style:style>
    <style:style style:name="P1" style:family="paragraph">
      <style:paragraph-properties fo:text-align="center" style:writing-mode="lr-tb"/>
      <style:text-properties style:font-name="Ubuntu" fo:font-size="15.3999996185303pt"/>
    </style:style>
    <style:style style:name="P2" style:family="paragraph">
      <loext:graphic-properties draw:fill-color="#5cf5f7"/>
      <style:paragraph-properties fo:text-align="center" style:writing-mode="lr-tb"/>
      <style:text-properties style:font-name="Ubuntu" fo:font-size="15.3999996185303pt"/>
    </style:style>
    <style:style style:name="P3" style:family="paragraph">
      <loext:graphic-properties draw:fill="solid" draw:fill-color="#5cf5f7"/>
      <style:paragraph-properties fo:text-align="center"/>
      <style:text-properties style:font-name="Ubuntu"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5.3999996185303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Ubuntu" fo:font-size="15.3999996185303pt"/>
    </style:style>
    <style:style style:name="P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5.3999996185303pt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Ubuntu" fo:font-size="15.3999996185303pt"/>
    </style:style>
    <style:style style:name="P8" style:family="paragraph">
      <style:paragraph-properties fo:text-align="center"/>
    </style:style>
    <style:style style:name="P9" style:family="paragraph">
      <loext:graphic-properties draw:fill-color="#f8d2aa"/>
      <style:paragraph-properties fo:text-align="center"/>
      <style:text-properties style:font-name="Ubuntu" fo:font-size="14pt"/>
    </style:style>
    <style:style style:name="P10" style:family="paragraph">
      <loext:graphic-properties draw:fill-color="#a2f2e3"/>
      <style:paragraph-properties fo:text-align="center"/>
      <style:text-properties style:font-name="Ubuntu" fo:font-size="14pt"/>
    </style:style>
    <style:style style:name="P11" style:family="paragraph">
      <loext:graphic-properties draw:fill-color="#5cf784"/>
      <style:paragraph-properties fo:text-align="center" style:writing-mode="lr-tb"/>
      <style:text-properties style:font-name="Ubuntu" fo:font-size="15.3999996185303pt"/>
    </style:style>
    <style:style style:name="P12" style:family="paragraph">
      <loext:graphic-properties draw:fill-color="#5cf784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5.3999996185303pt"/>
    </style:style>
    <style:style style:name="P13" style:family="paragraph">
      <loext:graphic-properties draw:fill-color="#fcb66d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5.3999996185303pt"/>
    </style:style>
    <style:style style:name="P14" style:family="paragraph">
      <loext:graphic-properties draw:fill-color="#fcb66d"/>
      <style:paragraph-properties fo:text-align="center" style:writing-mode="lr-tb"/>
      <style:text-properties style:font-name="Ubuntu" fo:font-size="15.3999996185303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5.3999996185303pt" style:letter-kerning="true" style:font-name-asian="Noto Sans CJK SC" style:font-size-asian="18pt" style:font-name-complex="Lohit Devanagari" style:font-size-complex="18pt"/>
    </style:style>
    <style:style style:name="P16" style:family="paragraph">
      <loext:graphic-properties draw:fill-color="#f8d2aa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5.3999996185303pt" style:letter-kerning="true" style:font-name-asian="Noto Sans CJK SC" style:font-size-asian="18pt" style:font-name-complex="Lohit Devanagari" style:font-size-complex="18pt"/>
    </style:style>
    <style:style style:name="P17" style:family="paragraph">
      <loext:graphic-properties draw:fill-color="#a2f2e3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5.3999996185303pt" style:letter-kerning="true" style:font-name-asian="Noto Sans CJK SC" style:font-size-asian="18pt" style:font-name-complex="Lohit Devanagari" style:font-size-complex="18pt"/>
    </style:style>
    <style:style style:name="P18" style:family="paragraph">
      <loext:graphic-properties draw:fill-color="#ffffff" draw:opacity="0%"/>
      <style:paragraph-properties fo:text-align="center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style:paragraph-properties fo:text-align="center" style:writing-mode="lr-tb"/>
      <style:text-properties fo:color="#000000" loext:opacity="100%" fo:font-size="19.8999996185303pt"/>
    </style:style>
    <style:style style:name="P21" style:family="paragraph">
      <loext:graphic-properties draw:fill-color="#ffffd7"/>
      <style:paragraph-properties fo:text-align="center" style:writing-mode="lr-tb"/>
      <style:text-properties fo:color="#000000" loext:opacity="100%" fo:font-size="19.8999996185303pt"/>
    </style:style>
    <style:style style:name="P22" style:family="paragraph">
      <style:paragraph-properties fo:text-align="center" style:writing-mode="lr-tb"/>
      <style:text-properties fo:font-size="19.8999996185303pt"/>
    </style:style>
    <style:style style:name="P23" style:family="paragraph">
      <loext:graphic-properties draw:fill-color="#fff5ce"/>
      <style:paragraph-properties fo:text-align="center" style:writing-mode="lr-tb"/>
      <style:text-properties fo:font-size="19.8999996185303pt"/>
    </style:style>
    <style:style style:name="T1" style:family="text">
      <style:text-properties style:font-name="Ubuntu" fo:font-size="14pt"/>
    </style:style>
    <style:style style:name="T2" style:family="text">
      <style:text-properties style:text-position="-33% 58%" style:font-name="Ubuntu" fo:font-size="14pt"/>
    </style:style>
    <style:style style:name="T3" style:family="text">
      <style:text-properties style:text-position="0% 100%" style:font-name="Ubuntu" fo:font-size="14pt"/>
    </style:style>
    <style:style style:name="T4" style:family="text">
      <style:text-properties style:text-position="-8% 58%" style:font-name="Ubuntu" fo:font-size="1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5.399999618530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Ubuntu" fo:font-size="15.399999618530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Ubuntu" fo:font-size="15.3999996185303pt"/>
    </style:style>
    <style:style style:name="T8" style:family="text">
      <style:text-properties style:text-position="-8% 58%" style:font-name="Ubuntu" fo:font-size="15.3999996185303pt"/>
    </style:style>
    <style:style style:name="T9" style:family="text">
      <style:text-properties style:font-name="Ubuntu" fo:font-size="14pt" style:font-name-asian="Ubuntu1" style:font-name-complex="Ubuntu1"/>
    </style:style>
    <style:style style:name="T10" style:family="text">
      <style:text-properties style:font-name="Ubuntu" fo:font-size="14pt" style:font-name-asian="Liberation Serif1" style:font-name-complex="Liberation Serif1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14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14pt" fo:font-style="normal" fo:text-shadow="none" style:text-underline-style="none" fo:font-weight="normal" style:letter-kerning="true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Ubuntu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Ubuntu" fo:font-size="14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33% 58%" style:font-name="Ubuntu" fo:font-size="14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Ubuntu" fo:font-size="1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4pt" fo:font-style="normal" fo:text-shadow="none" style:text-underline-style="none" fo:font-weight="normal" style:letter-kerning="true" style:font-name-asian="Ubuntu1" style:font-size-asian="18pt" style:font-style-asian="normal" style:font-weight-asian="normal" style:font-name-complex="Ubuntu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position="33% 58%" style:font-name="Ubuntu" fo:font-size="14pt" style:font-name-asian="Ubuntu1" style:font-name-complex="Ubuntu1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4pt" fo:font-style="normal" fo:text-shadow="none" style:text-underline-style="none" fo:font-weight="normal" style:letter-kerning="true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position="33% 58%" style:font-name="Ubuntu" fo:font-size="14pt" style:font-name-asian="Liberation Serif1" style:font-name-complex="Liberation Serif1"/>
    </style:style>
    <style:style style:name="T24" style:family="text">
      <style:text-properties fo:font-variant="normal" fo:text-transform="none" fo:color="#c9211e" loext:opacity="100%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c9211e" loext:opacity="100%" style:text-outline="false" style:text-line-through-style="none" style:text-line-through-type="none" style:text-position="33% 58%" style:font-name="Ubuntu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Ubuntu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Ubuntu" fo:font-size="14pt" style:letter-kerning="true" style:font-name-asian="Noto Sans CJK SC" style:font-size-asian="18pt" style:font-name-complex="Lohit Devanagari" style:font-size-complex="18pt"/>
    </style:style>
    <style:style style:name="T28" style:family="text">
      <style:text-properties style:text-position="33% 58%" style:font-name="Ubuntu" fo:font-size="14pt" style:letter-kerning="true" style:font-name-asian="Noto Sans CJK SC" style:font-size-asian="18pt" style:font-name-complex="Lohit Devanagari" style:font-size-complex="18pt"/>
    </style:style>
    <style:style style:name="T29" style:family="text">
      <style:text-properties fo:color="#c9211e" loext:opacity="100%" style:font-name="Ubuntu" fo:font-size="20pt" style:letter-kerning="true" style:font-name-asian="Noto Sans CJK SC" style:font-size-asian="20pt" style:font-name-complex="Lohit Devanagari" style:font-size-complex="20pt"/>
    </style:style>
    <style:style style:name="T30" style:family="text">
      <style:text-properties fo:color="#c9211e" loext:opacity="100%" style:text-position="33% 58%" style:font-name="Ubuntu" fo:font-size="20pt" style:letter-kerning="true" style:font-name-asian="Noto Sans CJK SC" style:font-size-asian="20pt" style:font-name-complex="Lohit Devanagari" style:font-size-complex="20pt"/>
    </style:style>
    <style:style style:name="T31" style:family="text">
      <style:text-properties fo:color="#000000" loext:opacity="100%" style:font-name="Ubuntu" fo:font-size="20pt" style:letter-kerning="true" style:font-name-asian="Noto Sans CJK SC" style:font-size-asian="20pt" style:font-name-complex="Lohit Devanagari" style:font-size-complex="20pt"/>
    </style:style>
    <style:style style:name="T32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Ubuntu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Ubuntu" fo:font-size="14pt" style:letter-kerning="true" style:font-name-asian="Noto Sans CJK SC" style:font-size-asian="14pt" style:font-name-complex="Lohit Devanagari" style:font-size-complex="14pt"/>
    </style:style>
    <style:style style:name="T34" style:family="text">
      <style:text-properties style:text-position="33% 58%" style:font-name="Ubuntu" fo:font-size="14pt" style:letter-kerning="true" style:font-name-asian="Noto Sans CJK SC" style:font-size-asian="14pt" style:font-name-complex="Lohit Devanagari" style:font-size-complex="14pt"/>
    </style:style>
    <style:style style:name="T35" style:family="text">
      <style:text-properties fo:color="#000000" loext:opacity="100%" fo:font-size="19.8999996185303pt"/>
    </style:style>
    <style:style style:name="T36" style:family="text">
      <style:text-properties fo:font-size="19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cm" svg:height="1cm" svg:x="1cm" svg:y="2.5cm">
          <text:p text:style-name="P1"><text:span text:style-name="T1">x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1cm" svg:height="1cm" svg:x="1cm" svg:y="1cm">
          <text:p text:style-name="P1"><text:span text:style-name="T3">w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1.072cm" svg:height="1.105cm" svg:x="6.153cm" svg:y="0.552cm">
          <text:p text:style-name="P1"><text:span text:style-name="T1">b</text:span><text:span text:style-name="T4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" draw:id="id2" draw:layer="layout" svg:width="5.5cm" svg:height="1cm" svg:x="4cm" svg:y="3cm">
          <text:p text:style-name="P1"><text:span text:style-name="T5">z = x</text:span><text:span text:style-name="T6">1 </text:span><text:span text:style-name="T5">. w</text:span><text:span text:style-name="T6">1</text:span><text:span text:style-name="T5"> + </text:span><text:span text:style-name="T1">x</text:span><text:span text:style-name="T2">2 </text:span><text:span text:style-name="T1">. w</text:span><text:span text:style-name="T2">2</text:span><text:span text:style-name="T1"> </text:span><text:span text:style-name="T7">+ b</text:span><text:span text:style-name="T8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cm" svg:y1="3cm" svg:x2="4cm" svg:y2="3.5cm" draw:start-shape="id1" draw:start-glue-point="1" draw:end-shape="id2" draw:end-glue-point="3" svg:d="M2000 3000l2000 500" svg:viewBox="0 0 2001 501">
          <text:p/>
        </draw:connector>
        <draw:connector draw:style-name="gr4" draw:text-style-name="P3" draw:layer="layout" draw:type="line" svg:x1="2cm" svg:y1="1.5cm" svg:x2="4cm" svg:y2="3.5cm" draw:start-shape="id3" draw:start-glue-point="1" draw:end-shape="id2" draw:end-glue-point="3" svg:d="M2000 1500l2000 2000" svg:viewBox="0 0 2001 2001">
          <text:p/>
        </draw:connector>
        <draw:connector draw:style-name="gr4" draw:text-style-name="P3" draw:layer="layout" draw:type="line" svg:x1="6.689cm" svg:y1="1.657cm" svg:x2="6.75cm" svg:y2="3cm" draw:start-shape="id4" draw:start-glue-point="2" draw:end-shape="id2" draw:end-glue-point="0" svg:d="M6689 1657l61 1343" svg:viewBox="0 0 62 1344">
          <text:p/>
        </draw:connector>
        <draw:custom-shape draw:style-name="gr5" draw:text-style-name="P2" xml:id="id5" draw:id="id5" draw:layer="layout" svg:width="2.145cm" svg:height="1.105cm" svg:x="11cm" svg:y="3cm">
          <text:p text:style-name="P1"><text:span text:style-name="T1">a = </text:span><text:span text:style-name="T9">σ(z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9.5cm" svg:y1="3.5cm" svg:x2="11cm" svg:y2="3.552cm" draw:start-shape="id2" draw:start-glue-point="1" draw:end-shape="id5" draw:end-glue-point="3" svg:d="M9500 3500l1500 52" svg:viewBox="0 0 1501 53">
          <text:p/>
        </draw:connector>
        <draw:custom-shape draw:style-name="gr6" draw:text-style-name="P2" xml:id="id6" draw:id="id6" draw:layer="layout" svg:width="2cm" svg:height="1cm" svg:x="15cm" svg:y="3cm">
          <text:p text:style-name="P1"><text:span text:style-name="T10">L( a, y 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3.145cm" svg:y1="3.552cm" svg:x2="15cm" svg:y2="3.5cm" draw:start-shape="id5" draw:start-glue-point="1" draw:end-shape="id6" draw:end-glue-point="3" svg:d="M13145 3552l1855-52" svg:viewBox="0 0 1856 53">
          <text:p/>
        </draw:connector>
        <draw:custom-shape draw:style-name="gr7" draw:text-style-name="P6" draw:layer="layout" svg:width="5.563cm" svg:height="3.913cm" svg:x="28.7cm" svg:y="4.3cm">
          <text:p text:style-name="P4"><text:span text:style-name="T11">∂</text:span><text:span text:style-name="T12">L</text:span><text:span text:style-name="T13">/</text:span><text:span text:style-name="T11">∂</text:span><text:span text:style-name="T13">z</text:span><text:span text:style-name="T14"> </text:span><text:span text:style-name="T13">= </text:span><text:span text:style-name="T11">∂L</text:span><text:span text:style-name="T12">/</text:span><text:span text:style-name="T11">∂a</text:span><text:span text:style-name="T13"> <text:s/>. <text:s/></text:span><text:span text:style-name="T11">∂a/∂</text:span><text:span text:style-name="T13">z</text:span></text:p>
          <text:p text:style-name="P5"><text:span text:style-name="T13"><text:s text:c="13"/></text:span><text:span text:style-name="T13">= ( a -y )</text:span></text:p>
          <text:p text:style-name="P4"><text:span text:style-name="T13"/></text:p>
          <text:p text:style-name="P5"><text:span text:style-name="T11">∂</text:span><text:span text:style-name="T11">W</text:span><text:span text:style-name="T14"> </text:span><text:span text:style-name="T13">= a</text:span><text:span text:style-name="T14">T</text:span><text:span text:style-name="T13"> . </text:span><text:span text:style-name="T11">∂</text:span><text:span text:style-name="T13">z</text:span></text:p>
          <text:p text:style-name="P4"><text:span text:style-name="T14"/></text:p>
          <text:p text:style-name="P5"><text:span text:style-name="T11">∂</text:span><text:span text:style-name="T11">b</text:span><text:span text:style-name="T14"> </text:span><text:span text:style-name="T13">= </text:span><text:span text:style-name="T11">∂</text:span><text:span text:style-name="T13">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9.406cm" svg:height="0.873cm" svg:x="30.766cm" svg:y="10.349cm">
          <text:p text:style-name="P5"><text:span text:style-name="T11">∂</text:span><text:span text:style-name="T12">£</text:span><text:span text:style-name="T13">/</text:span><text:span text:style-name="T11">∂</text:span><text:span text:style-name="T13">z</text:span><text:span text:style-name="T14">[1] </text:span><text:span text:style-name="T13">= <text:s text:c="2"/></text:span><text:span text:style-name="T11">∂</text:span><text:span text:style-name="T12">£/</text:span><text:span text:style-name="T11">∂z</text:span><text:span text:style-name="T15">[2]</text:span><text:span text:style-name="T13"> . <text:s/></text:span><text:span text:style-name="T11">∂z</text:span><text:span text:style-name="T15">[2]</text:span><text:span text:style-name="T12">/</text:span><text:span text:style-name="T11">∂a</text:span><text:span text:style-name="T15">[1] <text:s/></text:span><text:span text:style-name="T11">. ∂a</text:span><text:span text:style-name="T15">[1]</text:span><text:span text:style-name="T11">/∂</text:span><text:span text:style-name="T13">z</text:span><text:span text:style-name="T15">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6" draw:id="id16" draw:layer="layout" svg:width="1.287cm" svg:height="1.326cm" svg:x="45.17cm" svg:y="19.8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10.401cm" svg:height="4.532cm" svg:x="41.74cm" svg:y="11.512cm">
          <text:p/>
          <draw:enhanced-geometry svg:viewBox="0 0 21600 21600" draw:path-stretchpoint-x="10800" draw:path-stretchpoint-y="10800" draw:text-areas="?f3 ?f4 ?f5 ?f6" draw:type="round-rectangle" draw:modifiers="5008.074123097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10.401cm" svg:height="4.532cm" svg:x="30.051cm" svg:y="11.511cm">
          <text:p/>
          <draw:enhanced-geometry svg:viewBox="0 0 21600 21600" draw:path-stretchpoint-x="10800" draw:path-stretchpoint-y="10800" draw:text-areas="?f3 ?f4 ?f5 ?f6" draw:type="round-rectangle" draw:modifiers="5575.115817339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072cm" svg:height="1.105cm" svg:x="27.907cm" svg:y="13.057cm">
          <text:p text:style-name="P1"><text:span text:style-name="T1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xml:id="id7" draw:id="id7" draw:layer="layout" svg:width="1.139cm" svg:height="1.176cm" svg:x="33.805cm" svg:y="11.731cm">
          <text:p text:style-name="P1"><text:span text:style-name="T1">W</text:span><text:span text:style-name="T16">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xml:id="id9" draw:id="id9" draw:layer="layout" svg:width="1.072cm" svg:height="1.105cm" svg:x="31.66cm" svg:y="11.731cm">
          <text:p text:style-name="P1"><text:span text:style-name="T1">b</text:span><text:span text:style-name="T16">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xml:id="id8" draw:id="id8" draw:layer="layout" svg:width="4.825cm" svg:height="1.105cm" svg:x="30.588cm" svg:y="14.238cm">
          <text:p text:style-name="P4"><text:span text:style-name="T17">z</text:span><text:span text:style-name="T14">[1] </text:span><text:span text:style-name="T17">= a</text:span><text:span text:style-name="T14">[0]</text:span><text:span text:style-name="T17"> . W</text:span><text:span text:style-name="T14">[1]</text:span><text:span text:style-name="T17"> + b</text:span><text:span text:style-name="T16">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3" draw:layer="layout" draw:type="line" svg:x1="34.374cm" svg:y1="12.907cm" svg:x2="33cm" svg:y2="14.238cm" draw:start-shape="id7" draw:start-glue-point="2" draw:end-shape="id8" draw:end-glue-point="0" svg:d="M34374 12907l-1374 1331" svg:viewBox="0 0 1375 1332">
          <text:p/>
        </draw:connector>
        <draw:connector draw:style-name="gr15" draw:text-style-name="P3" draw:layer="layout" draw:type="line" svg:x1="32.196cm" svg:y1="12.836cm" svg:x2="33cm" svg:y2="14.238cm" draw:start-shape="id9" draw:start-glue-point="2" draw:end-shape="id8" draw:end-glue-point="0" svg:d="M32196 12836l804 1402" svg:viewBox="0 0 805 1403">
          <text:p/>
        </draw:connector>
        <draw:custom-shape draw:style-name="gr16" draw:text-style-name="P11" xml:id="id10" draw:id="id10" draw:layer="layout" svg:width="3.217cm" svg:height="1.105cm" svg:x="36.484cm" svg:y="14.238cm">
          <text:p text:style-name="P1"><text:span text:style-name="T17">a</text:span><text:span text:style-name="T18">[1]</text:span><text:span text:style-name="T19"> = g</text:span><text:span text:style-name="T20">(z</text:span><text:span text:style-name="T21">[1]</text:span><text:span text:style-name="T9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3" draw:layer="layout" draw:type="line" svg:x1="35.413cm" svg:y1="14.79cm" svg:x2="36.484cm" svg:y2="14.79cm" draw:start-shape="id8" draw:start-glue-point="1" draw:end-shape="id10" draw:end-glue-point="3" svg:d="M35413 14790h1071" svg:viewBox="0 0 1072 1">
          <text:p/>
        </draw:connector>
        <draw:custom-shape draw:style-name="gr17" draw:text-style-name="P2" draw:layer="layout" svg:width="2.573cm" svg:height="1.105cm" svg:x="53.426cm" svg:y="13.168cm">
          <text:p text:style-name="P1"><text:span text:style-name="T22">£ ( a</text:span><text:span text:style-name="T23">[2]</text:span><text:span text:style-name="T10">, y 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xml:id="id11" draw:id="id11" draw:layer="layout" svg:width="5.3cm" svg:height="1.105cm" svg:x="42.372cm" svg:y="14.238cm">
          <text:p text:style-name="P4"><text:span text:style-name="T17">z</text:span><text:span text:style-name="T14">[2] </text:span><text:span text:style-name="T17">= <text:s text:c="2"/></text:span><text:span text:style-name="T24">a</text:span><text:span text:style-name="T25">[1]</text:span><text:span text:style-name="T26"> <text:s text:c="2"/>*</text:span><text:span text:style-name="T17"> W</text:span><text:span text:style-name="T14">[2]</text:span><text:span text:style-name="T17"> + b</text:span><text:span text:style-name="T16">[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xml:id="id12" draw:id="id12" draw:layer="layout" svg:width="2.681cm" svg:height="1.168cm" svg:x="48.815cm" svg:y="14.207cm">
          <text:p text:style-name="P1"><text:span text:style-name="T17">a</text:span><text:span text:style-name="T18">[2]</text:span><text:span text:style-name="T19"> = </text:span><text:span text:style-name="T20">σ(z</text:span><text:span text:style-name="T21">[2]</text:span><text:span text:style-name="T9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3" draw:layer="layout" draw:type="line" svg:x1="47.672cm" svg:y1="14.79cm" svg:x2="48.815cm" svg:y2="14.791cm" draw:start-shape="id11" draw:start-glue-point="1" draw:end-shape="id12" draw:end-glue-point="3" svg:d="M47672 14790l1143 1" svg:viewBox="0 0 1144 2">
          <text:p/>
        </draw:connector>
        <draw:custom-shape draw:style-name="gr21" draw:text-style-name="P14" xml:id="id13" draw:id="id13" draw:layer="layout" svg:width="1.072cm" svg:height="1.105cm" svg:x="43.454cm" svg:y="11.772cm">
          <text:p text:style-name="P1"><text:span text:style-name="T1">W</text:span><text:span text:style-name="T16">[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xml:id="id14" draw:id="id14" draw:layer="layout" svg:width="1.072cm" svg:height="1.105cm" svg:x="45.598cm" svg:y="11.731cm">
          <text:p text:style-name="P1"><text:span text:style-name="T1">b</text:span><text:span text:style-name="T16">[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3" draw:layer="layout" draw:type="line" svg:x1="43.99cm" svg:y1="12.877cm" svg:x2="45.022cm" svg:y2="14.238cm" draw:start-shape="id13" draw:start-glue-point="2" draw:end-shape="id11" draw:end-glue-point="0" svg:d="M43990 12877l1032 1361" svg:viewBox="0 0 1033 1362">
          <text:p/>
        </draw:connector>
        <draw:connector draw:style-name="gr20" draw:text-style-name="P3" draw:layer="layout" draw:type="line" svg:x1="46.134cm" svg:y1="12.836cm" svg:x2="45.022cm" svg:y2="14.238cm" draw:start-shape="id14" draw:start-glue-point="2" draw:end-shape="id11" draw:end-glue-point="0" svg:d="M46134 12836l-1112 1402" svg:viewBox="0 0 1113 1403">
          <text:p/>
        </draw:connector>
        <draw:custom-shape draw:style-name="gr22" draw:text-style-name="P16" draw:layer="layout" svg:width="5.66cm" svg:height="4.736cm" svg:x="44.74cm" svg:y="16.722cm">
          <text:p text:style-name="P15"><text:span text:style-name="T27">∂</text:span><text:span text:style-name="T27">z</text:span><text:span text:style-name="T28">[2]</text:span><text:span text:style-name="T27"> = a</text:span><text:span text:style-name="T28">[2]</text:span><text:span text:style-name="T27"> – y</text:span></text:p>
          <text:p text:style-name="P15"><text:span text:style-name="T27"/></text:p>
          <text:p text:style-name="P15"><text:span text:style-name="T27">∂</text:span><text:span text:style-name="T27">W</text:span><text:span text:style-name="T28">[2]</text:span><text:span text:style-name="T27"> = <text:s text:c="2"/></text:span><text:span text:style-name="T29">a</text:span><text:span text:style-name="T30">[1]T</text:span><text:span text:style-name="T31"> * </text:span><text:span text:style-name="T27">∂z</text:span><text:span text:style-name="T28">[2]</text:span></text:p>
          <text:p text:style-name="P15"><text:span text:style-name="T28"/></text:p>
          <text:p text:style-name="P15"><text:span text:style-name="T27">∂</text:span><text:span text:style-name="T27">b</text:span><text:span text:style-name="T28">[2]</text:span><text:span text:style-name="T27"> = ∂z</text:span><text:span text:style-name="T28">[2]</text:span></text:p>
          <text:p text:style-name="P15"><text:span text:style-name="T32">∂</text:span><text:span text:style-name="T32">a</text:span><text:span text:style-name="T30">[1]</text:span><text:span text:style-name="T33"> = ∂z</text:span><text:span text:style-name="T34">[2]</text:span><text:span text:style-name="T33"> * W</text:span><text:span text:style-name="T34">[2]T</text:span><text:span text:style-name="T33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8.042cm" svg:height="4.421cm" svg:x="31.66cm" svg:y="16.964cm">
          <text:p text:style-name="P15"><text:span text:style-name="T27">∂</text:span><text:span text:style-name="T27">z</text:span><text:span text:style-name="T28">[1]</text:span><text:span text:style-name="T27"> = <text:s/></text:span><text:span text:style-name="T29"><text:s/>∂a</text:span><text:span text:style-name="T30">[1]</text:span><text:span text:style-name="T27"> <text:s/>* g’(z</text:span><text:span text:style-name="T28">[1]</text:span><text:span text:style-name="T27">)</text:span></text:p>
          <text:p text:style-name="P15"><text:span text:style-name="T27"><text:s/></text:span></text:p>
          <text:p text:style-name="P15"><text:span text:style-name="T27">∂</text:span><text:span text:style-name="T27">W</text:span><text:span text:style-name="T28">[1]</text:span><text:span text:style-name="T27"> = a</text:span><text:span text:style-name="T28">[0]T</text:span><text:span text:style-name="T27">. ∂z</text:span><text:span text:style-name="T28">[1]</text:span></text:p>
          <text:p text:style-name="P15"><text:span text:style-name="T27"/></text:p>
          <text:p text:style-name="P15"><text:span text:style-name="T27">∂</text:span><text:span text:style-name="T27">b</text:span><text:span text:style-name="T28">[1]</text:span><text:span text:style-name="T27"> = ∂z</text:span><text:span text:style-name="T28">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xml:id="id15" draw:id="id15" draw:layer="layout" svg:width="1.3cm" svg:height="1.4cm" svg:x="43.561cm" svg:y="14.12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25" draw:text-style-name="P19" draw:layer="layout" draw:type="curve" draw:line-skew="-0.644cm" svg:x1="38.092cm" svg:y1="14.238cm" svg:x2="44.211cm" svg:y2="14.122cm" draw:start-shape="id10" draw:start-glue-point="0" draw:end-shape="id15" draw:end-glue-point="4" svg:d="M38092 14238c0-1951 6119-1893 6119-116" svg:viewBox="0 0 6120 1457">
          <text:p/>
        </draw:connector>
        <draw:custom-shape draw:style-name="gr26" draw:text-style-name="P18" xml:id="id17" draw:id="id17" draw:layer="layout" svg:width="1.5cm" svg:height="1.3cm" svg:x="34.672cm" svg:y="17.42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27" draw:text-style-name="P19" draw:layer="layout" draw:type="curve" svg:x1="45.17cm" svg:y1="20.5cm" svg:x2="35.422cm" svg:y2="17.422cm" draw:start-shape="id16" draw:start-glue-point="3" draw:end-shape="id17" draw:end-glue-point="0" svg:d="M45170 20500c-6718 0-5598-1810-6356-2782s-3392-1107-3392-296" svg:viewBox="0 0 9749 3609">
          <text:p/>
        </draw:connector>
        <draw:custom-shape draw:style-name="gr28" draw:text-style-name="P21" draw:layer="layout" svg:width="20.157cm" svg:height="1.437cm" svg:x="32.303cm" svg:y="8.3cm">
          <text:p text:style-name="P20"><text:span text:style-name="T35">Forward Propagation</text:span></text:p>
          <draw:enhanced-geometry svg:viewBox="0 0 21600 21600" draw:text-areas="0 0 21600 21600" draw:type="chevron" draw:modifiers="20098.779640837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23" draw:layer="layout" svg:width="20.158cm" svg:height="1.437cm" svg:x="32.304cm" svg:y="22.12cm">
          <text:p text:style-name="P22"><text:span text:style-name="T36">Back Propagation</text:span></text:p>
          <draw:enhanced-geometry svg:viewBox="0 0 21600 21600" draw:mirror-horizontal="true" draw:mirror-vertical="false" draw:text-areas="0 0 21600 21600" draw:type="chevron" draw:modifiers="18642.710451907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8" draw:layer="layout" svg:width="1.072cm" svg:height="0.442cm" svg:x="28.979cm" svg:y="13.3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8" draw:layer="layout" svg:width="1.286cm" svg:height="0.442cm" svg:x="40.453cm" svg:y="13.3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8" draw:layer="layout" svg:width="1.286cm" svg:height="0.442cm" svg:x="52.14cm" svg:y="13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8" draw:layer="layout" svg:width="3.86cm" svg:height="0.442cm" svg:x="50.423cm" svg:y="19.58cm">
          <text:p/>
          <draw:enhanced-geometry svg:viewBox="0 0 21600 21600" draw:mirror-horizontal="true" draw:text-areas="0 ?f0 ?f5 ?f2" draw:type="right-arrow" draw:modifiers="18984.7264648709 5655.860349127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3" draw:text-style-name="P19" draw:layer="layout" svg:x1="54.177cm" svg:y1="14.274cm" svg:x2="54.177cm" svg:y2="19.911cm">
          <text:p/>
        </draw:line>
        <draw:custom-shape draw:style-name="gr34" draw:text-style-name="P8" draw:layer="layout" svg:width="5.039cm" svg:height="0.442cm" svg:x="39.694cm" svg:y="19.58cm">
          <text:p/>
          <draw:enhanced-geometry svg:viewBox="0 0 21600 21600" draw:mirror-horizontal="true" draw:text-areas="0 ?f0 ?f5 ?f2" draw:type="right-arrow" draw:modifiers="19766.2978723404 5979.0523690773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8" xml:id="id18" draw:id="id18" draw:layer="layout" svg:width="1.393cm" svg:height="1.546cm" svg:x="46.961cm" svg:y="17.944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25" draw:text-style-name="P19" draw:layer="layout" draw:type="curve" svg:x1="44.211cm" svg:y1="15.522cm" svg:x2="47.657cm" svg:y2="17.944cm" draw:start-shape="id15" draw:start-glue-point="6" draw:end-shape="id18" draw:end-glue-point="4" svg:d="M44211 15522c0 1816 3446 606 3446 2422" svg:viewBox="0 0 3447 2423">
          <text:p/>
        </draw:connector>
        <draw:custom-shape draw:style-name="gr1" draw:text-style-name="P2" xml:id="id20" draw:id="id20" draw:layer="layout" svg:width="1cm" svg:height="1cm" svg:x="1cm" svg:y="5.5cm">
          <text:p text:style-name="P1"><text:span text:style-name="T1">x</text:span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9" draw:id="id19" draw:layer="layout" svg:width="1cm" svg:height="1cm" svg:x="1cm" svg:y="4cm">
          <text:p text:style-name="P1"><text:span text:style-name="T1">w</text:span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cm" svg:y1="4.5cm" svg:x2="4cm" svg:y2="3.5cm" draw:start-shape="id19" draw:start-glue-point="1" draw:end-shape="id2" draw:end-glue-point="3" svg:d="M2000 4500l2000-1000" svg:viewBox="0 0 2001 1001">
          <text:p/>
        </draw:connector>
        <draw:connector draw:style-name="gr4" draw:text-style-name="P3" draw:layer="layout" draw:type="line" svg:x1="2cm" svg:y1="6cm" svg:x2="4cm" svg:y2="3.5cm" draw:start-shape="id20" draw:start-glue-point="1" draw:end-shape="id2" draw:end-glue-point="3" svg:d="M2000 6000l2000-2500" svg:viewBox="0 0 2001 25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roman" style:font-pitch="variable"/>
    <style:font-face style:name="Noto Sans CJK SC3" svg:font-family="'Noto Sans CJK SC'" style:font-family-generic="swiss" style:font-pitch="variable"/>
    <style:font-face style:name="Ubuntu" svg:font-family="Ubuntu" style:font-pitch="variable"/>
    <style:font-face style:name="Ubuntu1" svg:font-family="Ubuntu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16:43:39.938484631</meta:creation-date>
    <dc:date>2022-10-21T18:08:49.246823641</dc:date>
    <meta:editing-duration>PT1H15M12S</meta:editing-duration>
    <meta:editing-cycles>15</meta:editing-cycles>
    <meta:generator>LibreOffice/7.3.6.2$Linux_X86_64 LibreOffice_project/30$Build-2</meta:generator>
    <meta:document-statistic meta:object-count="52"/>
  </office:meta>
</office:document-meta>
</file>